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97194676966582017" text:style-name="L1">
        <text:list-item>
          <text:p text:style-name="P1">Die Fliege hat zwei Verhalten: Warten und Fliegen</text:p>
          <text:list>
            <text:list-item>
              <text:p text:style-name="P1">Die Fliege fliegt zwischen 0.25 und 0.5 Sekunden und trifft dann eine neue Entscheidung:</text:p>
              <text:list>
                <text:list-item>
                  <text:p text:style-name="P1">Sie fliegt weiter oder hat eine Wahrscheinlichkeit von 33% , dass sie in das Warten übergeht. Wenn sie weiter fliegt, sucht sie sich eine neue Flugrichtung aus, die sich in einem 45° Winkel in Flugrichtung befindet. Jedoch wird diese Richtung nicht direkt genommen, sondern wird mit einer weiteren Richtung verrechnet, die sie zurück zum Spielfeld führt, damit sie nicht das Spielfeld verlässt</text:p>
                </text:list-item>
              </text:list>
            </text:list-item>
            <text:list-item>
              <text:p text:style-name="P1">Die Parameter, die den Schwierigkeitsgrad bestimmen, sind die folgenden:</text:p>
              <text:list>
                <text:list-item>
                  <text:p text:style-name="P1">eine Mindestgeschwindigkeit, wenn sie ziellos umher fliegt</text:p>
                </text:list-item>
                <text:list-item>
                  <text:p text:style-name="P1">eine Maximalgeschwindigkeit, wenn sie ziellos umher fliegt</text:p>
                </text:list-item>
                <text:list-item>
                  <text:p text:style-name="P1">eine Wahrscheinlichkeit, dass sie versucht einer angreifenden Fliegenklatsche ausweicht</text:p>
                </text:list-item>
                <text:list-item>
                  <text:p text:style-name="P1">ein Abstand innerhalb dessen sie der Fliegenklatsche ausweicht</text:p>
                </text:list-item>
                <text:list-item>
                  <text:p text:style-name="P1">eine Geschwindigkeit mit der sie einer Fliegenklatsche ausweicht</text:p>
                </text:list-item>
                <text:list-item>
                  <text:p text:style-name="P1">eine Wahrscheinlichkeit, dass sie vom Warten ins Fliegen übergeht, wenn die Fliegenklatsche zuschlägt</text:p>
                </text:list-item>
                <text:list-item>
                  <text:p text:style-name="P1">auf der höchsten Schwierigkeitsstufe kann die Fliege nicht mehr getroffen werden (unabhängig von den oben genannten Parametern)</text:p>
                </text:list-item>
              </text:list>
            </text:list-item>
          </text:list>
        </text:list-item>
        <text:list-item>
          <text:p text:style-name="P1">Die Fliege spielt einen Fliegensound, der bei 25% seiner eigentlichen Lautstärke startet. </text:p>
          <text:list>
            <text:list-item>
              <text:p text:style-name="P1">Alle 5 Sekunden in denen der Spieler nicht versucht zuzuschlagen, wird die Fliege um 10% lauter. </text:p>
            </text:list-item>
            <text:list-item>
              <text:p text:style-name="P1">Bei einem Fehltreffer erhöht sich die Lautstärke um 5% bis zu einem maximum von 75% </text:p>
            </text:list-item>
            <text:list-item>
              <text:p text:style-name="P1">(keine Ahnung wie laut der Sound in Dezibel ist oder so... liegt auch an den Boxen / Kopfhörern).</text:p>
            </text:list-item>
            <text:list-item>
              <text:p text:style-name="P1">Wenn die Fliege getroffen wurde, ist die Lautstärke für die neue Fliege wieder bei 25%</text:p>
            </text:list-item>
          </text:list>
        </text:list-item>
      </text:list>
      <text:p text:style-name="Standard"/>
      <text:list xml:id="list29694096" text:continue-numbering="true" text:style-name="L1">
        <text:list-item>
          <text:list>
            <text:list-header>
              <text:p text:style-name="P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3T09:32:14.08</meta:creation-date>
    <dc:date>2016-05-13T09:52:43.49</dc:date>
    <meta:editing-duration>PT20M23S</meta:editing-duration>
    <meta:editing-cycles>11</meta:editing-cycles>
    <meta:generator>OpenOffice/4.1.1$Win32 OpenOffice.org_project/411m6$Build-9775</meta:generator>
    <meta:document-statistic meta:table-count="0" meta:image-count="0" meta:object-count="0" meta:page-count="1" meta:paragraph-count="16" meta:word-count="254" meta:character-count="1629"/>
  </office:meta>
</office:document-meta>
</file>